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onstructor and Destructor calling order in each scenario:</text:p>
      <text:list xml:id="list492850474" text:style-name="L1">
        <text:list-item>
          <text:p text:style-name="P1">Shapes:</text:p>
          <text:list>
            <text:list-item>
              <text:p text:style-name="P2">Constructor: Called when an object of the class is created. </text:p>
            </text:list-item>
            <text:list-item>
              <text:p text:style-name="P2">Destructor: Called when the object goes out of scope or when delete operator is used. </text:p>
            </text:list-item>
          </text:list>
        </text:list-item>
        <text:list-item>
          <text:p text:style-name="P1">2D Shapes:</text:p>
          <text:list>
            <text:list-item>
              <text:p text:style-name="P2">Constructor: Called when an object of the class is created. It calls the base class constructor. </text:p>
            </text:list-item>
            <text:list-item>
              <text:p text:style-name="P2">Destructor: Called when the object goes out of scope or when delete operator is used. It calls the base class destructor. </text:p>
            </text:list-item>
          </text:list>
        </text:list-item>
        <text:list-item>
          <text:p text:style-name="P1">3D Shapes:</text:p>
          <text:list>
            <text:list-item>
              <text:p text:style-name="P2">Constructor: Called when an object of the class is created. It calls the base class constructor. </text:p>
            </text:list-item>
            <text:list-item>
              <text:p text:style-name="P2">Destructor: Called when the object goes out of scope or when delete operator is used. It calls the base class destructor. </text:p>
            </text:list-item>
          </text:list>
        </text:list-item>
        <text:list-item>
          <text:p text:style-name="P1">Circle:</text:p>
          <text:list>
            <text:list-item>
              <text:p text:style-name="P2">Constructor: Called when an object of the class is created. It calls the base class constructor. </text:p>
            </text:list-item>
            <text:list-item>
              <text:p text:style-name="P2">Destructor: Called when the object goes out of scope or when delete operator is used. It calls the base class destructor. </text:p>
            </text:list-item>
          </text:list>
        </text:list-item>
        <text:list-item>
          <text:p text:style-name="P1">Square:</text:p>
          <text:list>
            <text:list-item>
              <text:p text:style-name="P2">Constructor: Called when an object of the class is created. It calls the base class constructor. </text:p>
            </text:list-item>
            <text:list-item>
              <text:p text:style-name="P1">Destructor: Called when the object goes out of scope or when delete operator is us</text:p>
            </text:list-item>
          </text:list>
        </text:list-item>
      </text:list>
      <text:list xml:id="list2911345039" text:style-name="L2">
        <text:list-item>
          <text:list>
            <text:list-item text:start-value="5">
              <text:p text:style-name="P4">ed. It calls the base class destructor. </text:p>
            </text:list-item>
          </text:list>
        </text:list-item>
        <text:list-item>
          <text:p text:style-name="P3">Cube:</text:p>
          <text:list>
            <text:list-item>
              <text:p text:style-name="P4">Constructor: Called when an object of the class is created. It calls the base class constructor. </text:p>
            </text:list-item>
            <text:list-item>
              <text:p text:style-name="P4">Destructor: Called when the object goes out of scope or when delete operator is used. It calls the base class destructor. </text:p>
            </text:list-item>
          </text:list>
        </text:list-item>
        <text:list-item>
          <text:p text:style-name="P3">Pyramid:</text:p>
          <text:list>
            <text:list-item>
              <text:p text:style-name="P4">Constructor: Called when an object of the class is created. It calls the base class constructor. </text:p>
            </text:list-item>
            <text:list-item>
              <text:p text:style-name="P3">Destructor: Called when the object goes out of scope or when delete operator is used. It calls the base class destruct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3:00:32.205911156</meta:creation-date>
    <dc:date>2023-05-12T13:00:57.104571422</dc:date>
    <meta:editing-duration>PT25S</meta:editing-duration>
    <meta:editing-cycles>1</meta:editing-cycles>
    <meta:document-statistic meta:table-count="0" meta:image-count="0" meta:object-count="0" meta:page-count="1" meta:paragraph-count="23" meta:word-count="287" meta:character-count="1600" meta:non-whitespace-character-count="1345"/>
    <meta:generator>LibreOffice/7.3.7.2$Linux_X86_64 LibreOffice_project/30$Build-2</meta:generator>
  </office:meta>
</office:document-meta>
</file>